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9972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8154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925in" svg:y="6.1673in">
            <draw:object draw:notify-on-update-of-ranges="Sheet1.B5:Sheet1.D5 Sheet1.B7:Sheet1.D7 Sheet1.B5:Sheet1.D5 Sheet1.B8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1 “batch”</text:p>
          </table:table-cell>
          <table:table-cell office:value-type="string" calcext:value-type="string">
            <text:p>total states</text:p>
          </table:table-cell>
          <table:table-cell office:value-type="string" calcext:value-type="string">
            <text:p>total batc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59049" calcext:value-type="float">
            <text:p>59049</text:p>
          </table:table-cell>
          <table:table-cell office:value-type="float" office:value="177147" calcext:value-type="float">
            <text:p>177147</text:p>
          </table:table-cell>
          <table:table-cell table:style-name="ce5" office:value-type="float" office:value="14348907" calcext:value-type="float">
            <text:p>14348907</text:p>
          </table:table-cell>
          <table:table-cell office:value-type="float" office:value="10460353203" calcext:value-type="float">
            <text:p>10460353203</text:p>
          </table:table-cell>
          <table:table-cell table:formula="of:=[.E5]/[.D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ime(s)</text:p>
          </table:table-cell>
          <table:covered-table-cell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37.47" calcext:value-type="float">
            <text:p>37.47</text:p>
          </table:table-cell>
          <table:table-cell office:value-type="float" office:value="110.55" calcext:value-type="float">
            <text:p>110.55</text:p>
          </table:table-cell>
          <table:table-cell office:value-type="float" office:value="8744.7" calcext:value-type="float">
            <text:p>8744.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ython</text:p>
          </table:table-cell>
          <table:table-cell office:value-type="float" office:value="2.54" calcext:value-type="float">
            <text:p>2.54</text:p>
          </table:table-cell>
          <table:table-cell office:value-type="float" office:value="7.54" calcext:value-type="float">
            <text:p>7.54</text:p>
          </table:table-cell>
          <table:table-cell office:value-type="float" office:value="609.02" calcext:value-type="float">
            <text:p>609.02</text:p>
          </table:table-cell>
          <table:table-cell office:value-type="string" calcext:value-type="string">
            <text:p>&lt;-time per batch (s)-&gt;</text:p>
          </table:table-cell>
          <table:table-cell office:value-type="float" office:value="609.02" calcext:value-type="float">
            <text:p>609.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um batches x time/per batch</text:p>
          </table:table-cell>
          <table:table-cell table:formula="of:=[.F5]*[.F8]" office:value-type="float" office:value="443975.58" calcext:value-type="float">
            <text:p>443975.58</text:p>
          </table:table-cell>
          <table:table-cell office:value-type="string" calcext:value-type="string">
            <text:p>seco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 up %</text:p>
          </table:table-cell>
          <table:table-cell table:style-name="ce3" table:formula="of:=[.B7]/[.B8]*100" office:value-type="float" office:value="1475.1968503937" calcext:value-type="float">
            <text:p>1475</text:p>
          </table:table-cell>
          <table:table-cell table:style-name="ce3" table:formula="of:=[.C7]/[.C8]*100" office:value-type="float" office:value="1466.18037135279" calcext:value-type="float">
            <text:p>1466</text:p>
          </table:table-cell>
          <table:table-cell table:style-name="ce3" table:formula="of:=[.D7]/[.D8]*100" office:value-type="float" office:value="1435.86417523234" calcext:value-type="float">
            <text:p>1436</text:p>
          </table:table-cell>
          <table:table-cell/>
          <table:table-cell table:formula="of:=[.F9]/60" office:value-type="float" office:value="7399.593" calcext:value-type="float">
            <text:p>7399.593</text:p>
          </table:table-cell>
          <table:table-cell office:value-type="string" calcext:value-type="string">
            <text:p>minute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F10]/60" office:value-type="float" office:value="123.32655" calcext:value-type="float">
            <text:p>123.32655</text:p>
          </table:table-cell>
          <table:table-cell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table:formula="of:=[.F11]/24" office:value-type="float" office:value="5.13860625" calcext:value-type="float">
            <text:p>5.13860625</text:p>
          </table:table-cell>
          <table:table-cell office:value-type="string" calcext:value-type="string">
            <text:p>day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st per function call</text:p>
          </table:table-cell>
          <table:table-cell office:value-type="string" calcext:value-type="string">
            <text:p>ms/loop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peed up %</text:p>
          </table:table-cell>
          <table:table-cell table:style-name="ce3" table:formula="of:=[.B16]/[.B17]*100" office:value-type="float" office:value="1496.47887323944" calcext:value-type="float">
            <text:p>1496</text:p>
          </table:table-cell>
          <table:table-cell/>
          <table:table-cell table:formula="of:=[.D5]*2" office:value-type="float" office:value="28697814" calcext:value-type="float">
            <text:p>286978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5]*[.E21]" office:value-type="float" office:value="43046721" calcext:value-type="float">
            <text:p>430467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4:38:14.116558898</meta:creation-date>
    <dc:date>2014-10-03T13:01:25.299707828</dc:date>
    <meta:editing-duration>P1DT21H50M55S</meta:editing-duration>
    <meta:editing-cycles>3</meta:editing-cycles>
    <meta:generator>LibreOffice/4.2.6.3$Linux_X86_64 LibreOffice_project/420m0$Build-3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inimum="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B5:Sheet1.D5 Sheet1.B7:Sheet1.D8" svg:x="0.77cm" svg:y="0.855cm" svg:width="12.293cm" svg:height="7.545cm">
          <chartooo:coordinate-region svg:x="1.947cm" svg:y="1.054cm" svg:width="10.37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D7" chart:class="chart:scatter">
            <chart:domain table:cell-range-address="Sheet1.B5:Sheet1.D5"/>
            <chart:data-point chart:repeated="3"/>
          </chart:series>
          <chart:series chart:style-name="ch8" chart:values-cell-range-address="Sheet1.B8:Sheet1.D8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9049">
                <text:p>59049</text:p>
                <draw:g>
                  <svg:desc>Sheet1.B5:Sheet1.D5</svg:desc>
                </draw:g>
              </table:table-cell>
              <table:table-cell office:value-type="float" office:value="177147">
                <text:p>177147</text:p>
              </table:table-cell>
              <table:table-cell office:value-type="float" office:value="14348907">
                <text:p>1434890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7.47">
                <text:p>37.47</text:p>
                <draw:g>
                  <svg:desc>Sheet1.B7:Sheet1.D7</svg:desc>
                </draw:g>
              </table:table-cell>
              <table:table-cell office:value-type="float" office:value="110.55">
                <text:p>110.55</text:p>
              </table:table-cell>
              <table:table-cell office:value-type="float" office:value="8744.7">
                <text:p>8744.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54">
                <text:p>2.54</text:p>
                <draw:g>
                  <svg:desc>Sheet1.B8:Sheet1.D8</svg:desc>
                </draw:g>
              </table:table-cell>
              <table:table-cell office:value-type="float" office:value="7.54">
                <text:p>7.54</text:p>
              </table:table-cell>
              <table:table-cell office:value-type="float" office:value="609.02">
                <text:p>60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